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paragraph-rsid="000a30a3"/>
    </style:style>
    <style:style style:name="P3" style:family="paragraph" style:parent-style-name="Standard">
      <style:text-properties style:font-name="Calibri" officeooo:paragraph-rsid="000b8609"/>
    </style:style>
    <style:style style:name="P4" style:family="paragraph" style:parent-style-name="Standard"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Calibri" style:font-size-complex="14pt" style:font-weight-complex="bold"/>
    </style:style>
    <style:style style:name="P5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0d033a" officeooo:paragraph-rsid="000d033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officeooo:paragraph-rsid="000d033a"/>
    </style:style>
    <style:style style:name="P8" style:family="paragraph" style:parent-style-name="Standard">
      <style:text-properties style:font-name="Calibri" fo:font-size="13pt" style:font-size-asian="13pt" style:font-size-complex="13pt"/>
    </style:style>
    <style:style style:name="P9" style:family="paragraph" style:parent-style-name="Standard">
      <style:text-properties style:font-name="Calibri" officeooo:rsid="000d033a" officeooo:paragraph-rsid="000d033a"/>
    </style:style>
    <style:style style:name="P10" style:family="paragraph" style:parent-style-name="Standard">
      <style:text-properties style:font-name="Calibri" officeooo:paragraph-rsid="000fbeeb"/>
    </style:style>
    <style:style style:name="P11" style:family="paragraph" style:parent-style-name="Standard">
      <style:text-properties fo:color="#ff9900" loext:opacity="100%" style:font-name="Calibri" officeooo:paragraph-rsid="000a30a3"/>
    </style:style>
    <style:style style:name="P12" style:family="paragraph" style:parent-style-name="Standard">
      <style:text-properties fo:color="#ff9900" loext:opacity="100%" style:font-name="Calibri" officeooo:paragraph-rsid="000b8609"/>
    </style:style>
    <style:style style:name="P13" style:family="paragraph" style:parent-style-name="Standard">
      <style:text-properties fo:color="#ff00ff" loext:opacity="100%" style:font-name="Calibri"/>
    </style:style>
    <style:style style:name="P14" style:family="paragraph" style:parent-style-name="Standard">
      <style:text-properties fo:color="#ff3333" loext:opacity="100%" style:font-name="Calibri" fo:font-size="13pt" style:text-underline-style="solid" style:text-underline-width="auto" style:text-underline-color="font-color" style:font-size-asian="13pt" style:font-size-complex="13pt"/>
    </style:style>
    <style:style style:name="P15" style:family="paragraph" style:parent-style-name="Standard">
      <style:text-properties fo:color="#ff3333" loext:opacity="100%" style:font-name="Calibri" fo:font-size="13pt" style:text-underline-style="solid" style:text-underline-width="auto" style:text-underline-color="font-color" officeooo:rsid="000d033a" officeooo:paragraph-rsid="000d033a" style:font-size-asian="13pt" style:font-size-complex="13pt"/>
    </style:style>
    <style:style style:name="P16" style:family="paragraph" style:parent-style-name="Standard">
      <style:text-properties fo:color="#ff3333" loext:opacity="100%"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17" style:family="paragraph" style:parent-style-name="Standard" style:master-page-name="MP0">
      <style:paragraph-properties style:page-number="auto" fo:break-before="page"/>
      <style:text-properties fo:color="#ffffff" loext:opacity="100%" style:font-name="Calibri" fo:font-size="18pt" fo:font-style="normal" fo:font-weight="bold" fo:background-color="#ff3333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 style:list-style-name="L1">
      <style:text-properties style:font-name="Calibri" style:font-name-complex="Calibri"/>
    </style:style>
    <style:style style:name="T1" style:family="text">
      <style:text-properties officeooo:rsid="000a30a3"/>
    </style:style>
    <style:style style:name="T2" style:family="text">
      <style:text-properties officeooo:rsid="000b8609"/>
    </style:style>
    <style:style style:name="T3" style:family="text">
      <style:text-properties fo:color="#3399ff" loext:opacity="100%"/>
    </style:style>
    <style:style style:name="T4" style:family="text">
      <style:text-properties fo:color="#3399ff" loext:opacity="100%" officeooo:rsid="000b8609"/>
    </style:style>
    <style:style style:name="T5" style:family="text">
      <style:text-properties fo:color="#00cc00" loext:opacity="100%"/>
    </style:style>
    <style:style style:name="T6" style:family="text">
      <style:text-properties fo:color="#00cc33" loext:opacity="100%"/>
    </style:style>
    <style:style style:name="T7" style:family="text">
      <style:text-properties fo:color="#ff3333" loext:opacity="100%"/>
    </style:style>
    <style:style style:name="T8" style:family="text">
      <style:text-properties fo:color="#ff3333" loext:opacity="100%" fo:font-weight="bold" style:font-weight-asian="bold" style:font-weight-complex="bold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fo:font-weight="bold" style:font-weight-asian="bold" style:font-weight-complex="bold"/>
    </style:style>
    <style:style style:name="T11" style:family="text">
      <style:text-properties officeooo:rsid="000d033a"/>
    </style:style>
    <style:style style:name="T12" style:family="text">
      <style:text-properties officeooo:rsid="000fbeeb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jet Dobble spécifications détaillées : </text:p>
      <text:p text:style-name="P1"/>
      <text:p text:style-name="P4">1-Règles du jeu :</text:p>
      <text:list xml:id="list3392992806" text:style-name="L1">
        <text:list-item>
          <text:p text:style-name="P18"><text:span text:style-name="T3">2 joueurs</text:span> s’affrontent </text:p>
        </text:list-item>
        <text:list-item>
          <text:p text:style-name="P18">Le programme affiche 2 paquets de 8 lettres </text:p>
        </text:list-item>
        <text:list-item>
          <text:p text:style-name="P18">Le but est d’être le plus rapide à trouver une lettre commune aux 2 paquets</text:p>
        </text:list-item>
        <text:list-item>
          <text:p text:style-name="P18">Lorsque qu’un joueur a trouvé une lettre commune il tape sur une touche du clavier qui lui est attribuée (S pour le joueur à gauche du clavier et M pour le joueur à droite du clavier). Dans le cas contraire ils appuient sur une autre touche (Q pour le joueur à gauche du clavier et L pour le joueur à droite du clavier).</text:p>
        </text:list-item>
        <text:list-item>
          <text:p text:style-name="P18">Lorsqu’un joueur trouve une lettre commune en premier il remporte 1 point</text:p>
        </text:list-item>
        <text:list-item>
          <text:p text:style-name="P18">S’il se trompe il écope d’une pénalité de<text:span text:style-name="T7"> -5 points</text:span></text:p>
        </text:list-item>
        <text:list-item>
          <text:p text:style-name="P18">Le jeu se termine lorsque l’un des 2 joueurs obtient<text:span text:style-name="T5"> 10 points</text:span></text:p>
        </text:list-item>
      </text:list>
      <text:p text:style-name="P1"/>
      <text:p text:style-name="P1"/>
      <text:p text:style-name="P1"/>
      <text:p text:style-name="P1"/>
      <text:p text:style-name="P5"><text:span text:style-name="T2">2-</text:span>Affichages :</text:p>
      <text:p text:style-name="P11"><text:span text:style-name="T1">Le programme </text:span>demande le nom <text:span text:style-name="T1">du </text:span>joueur 1 <text:span text:style-name="T1">et </text:span>affiche : </text:p>
      <text:p text:style-name="P2">« <text:span text:style-name="T1">P</text:span>our <text:span text:style-name="T4">nom du premier joueur </text:span>: lorsque les groupe de lettres apparaîtront taper Q si vous ne pensez pas qu’il y a de lettre en commun et S si vous pensez qu’il y en une »</text:p>
      <text:p text:style-name="P11"><text:span text:style-name="T1">Le programme </text:span>demande le nom du joueur 2 <text:span text:style-name="T1">et </text:span>affiche :</text:p>
      <text:p text:style-name="P2"><text:s/>« <text:span text:style-name="T1">P</text:span>our <text:span text:style-name="T4">nom du deuxième joueur </text:span>: lorsque les groupe de lettres apparaîtront taper L si vous ne pensez pas qu’il y a de lettre en commun et M si vous pensez qu’il y en une »</text:p>
      <text:p text:style-name="P1"/>
      <text:p text:style-name="P1"/>
      <text:p text:style-name="P13">Le programme affiche les deux groupes de lettres .</text:p>
      <text:p text:style-name="P12"><text:span text:style-name="T2">L</text:span>e programme attend un<text:span text:style-name="T2">e entrée</text:span> qui doit être :</text:p>
      <text:p text:style-name="P3"><text:span text:style-name="T8">Q</text:span> <text:s/>(le joueur 1 considère qu’il n’y a pas de lettre en commun)</text:p>
      <text:p text:style-name="P3"><text:span text:style-name="T8">S</text:span><text:span text:style-name="T10"> </text:span><text:span text:style-name="T9"><text:s/></text:span>(le joueur 1 considère qu’il y a une ou plusieurs lettre en commun)</text:p>
      <text:p text:style-name="P3"><text:span text:style-name="T8">L</text:span><text:span text:style-name="T5"> <text:s/></text:span>(le joueur 2 considère qu’il n’y a pas de lettre en commun) </text:p>
      <text:p text:style-name="P3"><text:span text:style-name="T8">M</text:span> <text:s/>(le joueur 2 considère qu’il y a une ou plusieurs lettre en commun)</text:p>
      <text:p text:style-name="P1"/>
      <text:p text:style-name="P3"><text:span text:style-name="T11">S</text:span>i Q <text:s/><text:span text:style-name="T2">ou L </text:span>est <text:span text:style-name="T2">entré</text:span> <text:span text:style-name="T2">et que les joueurs ont raison, </text:span>le programme <text:span text:style-name="T2">leur </text:span>ajoute<text:span text:style-name="T6"> 1 points</text:span></text:p>
      <text:p text:style-name="P3"><text:span text:style-name="T11">S</text:span>i Q <text:s/><text:span text:style-name="T2">ou L </text:span>est <text:span text:style-name="T2">entré</text:span> et qu<text:span text:style-name="T2">e les joueurs se trompent,</text:span> le programme <text:span text:style-name="T2">leur</text:span> enlève <text:span text:style-name="T7">5 points</text:span> </text:p>
      <text:p text:style-name="P3">Si S <text:span text:style-name="T11">ou M </text:span>est <text:span text:style-name="T11">entré</text:span> et que <text:span text:style-name="T11">les joueurs ont raison</text:span>, le programme <text:span text:style-name="T11">leur </text:span><text:s/>ajoute <text:span text:style-name="T6">1 points</text:span></text:p>
      <text:p text:style-name="P7"><text:span text:style-name="T11">S</text:span>i <text:span text:style-name="T11">S ou M</text:span> est pressée et qu<text:span text:style-name="T2">e les joueurs se trompent,</text:span> le programme <text:span text:style-name="T2">leur</text:span> enlève <text:span text:style-name="T7">5 points </text:span></text:p>
      <text:p text:style-name="P3"/>
      <text:p text:style-name="P1">A chaque manche le programme <text:span text:style-name="T11">enregistre</text:span> le nombre de points des joueurs et vérifie qu’aucun des joueurs n’a atteint <text:span text:style-name="T5">10 points</text:span>.</text:p>
      <text:p text:style-name="P1">Si un des deux joueurs a atteint <text:span text:style-name="T5">10 points </text:span>le jeu s’arrête et s’affiche le nom du joueur qui a gagné, le nom et le score du perdant.</text:p>
      <text:p text:style-name="P1"/>
      <text:p text:style-name="P6"/>
      <text:p text:style-name="P6"/>
      <text:p text:style-name="P6"/>
      <text:p text:style-name="P6"/>
      <text:p text:style-name="P6"/>
      <text:p text:style-name="P6"><text:soft-page-break/>3-Fonctions :</text:p>
      <text:p text:style-name="P16"/>
      <text:p text:style-name="P16">1- groupelettre :</text:p>
      <text:p text:style-name="P10">Cette fonction aura <text:span text:style-name="T12">comme arguments une variable booléenne</text:span>, elle retournera deux groupes de lettres avec des lettres aléatoire à l’intérieur des groupes.<text:span text:style-name="T12">L’indication du booléen lui permettra de savoir s’il faut créer des lettres en commun dans les groupes de lettres ou non</text:span></text:p>
      <text:p text:style-name="P1"/>
      <text:p text:style-name="P15">2- affichergroupelettre :</text:p>
      <text:p text:style-name="P9">Cette fonction <text:span text:style-name="T12">aura comme arguments les deux groupes de lettres et elles les affichera en créant deux cercles.</text:span></text:p>
      <text:p text:style-name="P8"/>
      <text:p text:style-name="P14"><text:span text:style-name="T11">3</text:span>- tour</text:p>
      <text:p text:style-name="P1">Cette fonction aura comme arguments nom_joueur1, points_joueur1, nom_joueur2, points_joueur2.</text:p>
      <text:p text:style-name="P1">Elle retournera points_joueur1 et points_joueur2</text:p>
      <text:p text:style-name="P1">Elle appellera la fonction groupelettre et attendra un input de la part des joueurs (soit Q,S,L ou M)</text:p>
      <text:p text:style-name="P1">Elle fera le compte des points des joueurs</text:p>
      <text:p text:style-name="P1"/>
      <text:p text:style-name="P14"><text:span text:style-name="T11">4</text:span>- <text:span text:style-name="T11">j</text:span>eu :</text:p>
      <text:p text:style-name="P1">Cette fonction est la grande fonction, elle demandera le nom des joueurs, elle mettra les variables des points des joueurs à 0</text:p>
      <text:p text:style-name="P1">Ensuite elle appellera la fonction tour <text:span text:style-name="T12">le nombre de fois qu’il faudra pour qu’au moins un des deux </text:span>joueur ait atteint 10 point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Lucida Sans" style:font-family-complex="'Lucida Sans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Lucida Sans" style:font-family-complex="'Lucida San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0-12-12T11:31:00Z</meta:creation-date>
    <dc:date>2021-01-27T17:46:05.125000000</dc:date>
    <meta:editing-cycles>8</meta:editing-cycles>
    <meta:editing-duration>PT34M43S</meta:editing-duration>
    <meta:document-statistic meta:table-count="0" meta:image-count="0" meta:object-count="0" meta:page-count="2" meta:paragraph-count="39" meta:word-count="588" meta:character-count="3131" meta:non-whitespace-character-count="2574"/>
    <meta:template xlink:type="simple" xlink:actuate="onRequest" xlink:title="" xlink:href="Normal"/>
  </office:meta>
</office:document-meta>
</file>